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4.76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0.06pt solid #000000"/>
      <style:text-properties style:font-name="Ubuntu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Scrimba React Practice Tracker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<text:a xlink:href="https://scrimba.com/g/glearnreact" xlink:type="simple">https://scrimba.com/g/glearnreact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Lesson Name</text:p>
          </table:table-cell>
          <table:table-cell table:style-name="ce3" office:value-type="string" calcext:value-type="string">
            <text:p>Watched</text:p>
          </table:table-cell>
          <table:table-cell table:style-name="ce3" office:value-type="string" calcext:value-type="string">
            <text:p>Example Completed</text:p>
          </table:table-cell>
          <table:table-cell table:style-name="ce3" office:value-type="string" calcext:value-type="string">
            <text:p>Synthesis Completed</text:p>
          </table:table-cell>
          <table:table-cell table:style-name="ce3" office:value-type="string" calcext:value-type="string">
            <text:p>Reviewed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>
            <text:p>ReactDom &amp; JSX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ReactDom &amp; JSX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ove Components into Separate File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1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tyling React with CSS Classe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ome Cavea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JSX to JavaScript and Back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Inline Styles with the Style Property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2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Part 1 – Understanding the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Part 2 – Reusable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in React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and Styling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apping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apping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3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Class Based Components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Class Based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tate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tate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tate Practice 2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4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Handling Events in React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5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 table:number-rows-repeated="16">
          <table:table-cell table:style-name="ce4"/>
          <table:table-cell table:style-name="ce5" table:number-columns-repeated="4"/>
          <table:table-cell table:number-columns-repeated="1019"/>
        </table:table-row>
        <table:table-row table:style-name="ro2" table:number-rows-repeated="6">
          <table:table-cell table:style-name="ce4" table:number-columns-repeated="5"/>
          <table:table-cell table:number-columns-repeated="101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21:06:54.940968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21:52:35.376943151</meta:creation-date>
    <meta:generator>LibreOffice/6.0.7.3$Linux_X86_64 LibreOffice_project/00m0$Build-3</meta:generator>
    <dc:date>2018-12-28T21:21:55.364409435</dc:date>
    <meta:editing-duration>P3DT12H37M15S</meta:editing-duration>
    <meta:editing-cycles>39</meta:editing-cycles>
    <meta:document-statistic meta:table-count="1" meta:cell-count="119" meta:object-count="0"/>
  </office:meta>
</office:document-meta>
</file>